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ash_cataloni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y of Week</text:p>
          </table:table-cell>
          <table:table-cell office:value-type="string" calcext:value-type="string">
            <text:p>Number of Crashes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3664" calcext:value-type="float">
            <text:p>13664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7279" calcext:value-type="float">
            <text:p>17279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7337" calcext:value-type="float">
            <text:p>17337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7394" calcext:value-type="float">
            <text:p>17394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float" office:value="17954" calcext:value-type="float">
            <text:p>17954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9147" calcext:value-type="float">
            <text:p>19147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float" office:value="15714" calcext:value-type="float">
            <text:p>15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16" meta:object-count="0"/>
    <meta:generator>LibreOffice/6.4.2.2$Linux_X86_64 LibreOffice_project/470efa65018866d4eccd0320fc85de07297c8d71</meta:generator>
  </office:meta>
</office:document-meta>
</file>